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.getTimeInstanc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format( java . lang . Object var0 , java . lang . StringBuffer var1 , java . text . FieldPosition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is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Ti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setCalendar( java . util . Calend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pars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format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TimeInstance( int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setLenien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Instance( int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Instanc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Tim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setNumberFormat( java . text . NumberForm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parseObject( java . lang . String var0 , java . text . ParsePositio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TimeInstance( int var0 , int var1 , java . util . Loca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setTimeZone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eFormat.getDateTimeInstance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